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9563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Phone</text:p>
          </table:table-cell>
          <table:table-cell office:value-type="string">
            <text:p>LCD</text:p>
          </table:table-cell>
          <table:table-cell office:value-type="string">
            <text:p>Back Glass</text:p>
          </table:table-cell>
          <table:table-cell office:value-type="string">
            <text:p>Battery</text:p>
          </table:table-cell>
          <table:table-cell office:value-type="string">
            <text:p>Charger</text:p>
          </table:table-cell>
          <table:table-cell office:value-type="string">
            <text:p>Front Camera</text:p>
          </table:table-cell>
          <table:table-cell office:value-type="string">
            <text:p>Ear Speaker</text:p>
          </table:table-cell>
        </table:table-row>
        <table:table-row table:style-name="ro1">
          <table:table-cell office:value-type="string">
            <text:p>iPhone 13</text:p>
          </table:table-cell>
          <table:table-cell table:style-name="ce1" office:value-type="currency" office:currency="USD" office:value="195">
            <text:p>$195.00</text:p>
          </table:table-cell>
          <table:table-cell table:number-columns-repeated="4" table:style-name="ce3" office:value-type="string">
            <text:p>N/A</text:p>
          </table:table-cell>
          <table:table-cell table:style-name="ce3" office:value-type="string">
            <text:p>N/a</text:p>
          </table:table-cell>
        </table:table-row>
        <table:table-row table:style-name="ro1">
          <table:table-cell office:value-type="string">
            <text:p>iPhone 13 Mini</text:p>
          </table:table-cell>
          <table:table-cell table:style-name="ce1" office:value-type="currency" office:currency="USD" office:value="195">
            <text:p>$195.00</text:p>
          </table:table-cell>
          <table:table-cell table:number-columns-repeated="4" table:style-name="ce3" office:value-type="string">
            <text:p>N/A</text:p>
          </table:table-cell>
          <table:table-cell table:style-name="ce3" office:value-type="string">
            <text:p>N/a</text:p>
          </table:table-cell>
        </table:table-row>
        <table:table-row table:style-name="ro1">
          <table:table-cell office:value-type="string">
            <text:p>IPhone 12 Pro Max</text:p>
          </table:table-cell>
          <table:table-cell table:style-name="ce1" office:value-type="currency" office:currency="USD" office:value="215">
            <text:p>$215.00</text:p>
          </table:table-cell>
          <table:table-cell table:style-name="ce3" office:value-type="string">
            <text:p>N/A</text:p>
          </table:table-cell>
          <table:table-cell table:style-name="ce3" office:value-type="currency" office:currency="USD" office:value="120">
            <text:p>$120.00</text:p>
          </table:table-cell>
          <table:table-cell table:style-name="ce3" office:value-type="string">
            <text:p>N/A</text:p>
          </table:table-cell>
          <table:table-cell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1">
          <table:table-cell office:value-type="string">
            <text:p>IPhone 12 Pro Mini</text:p>
          </table:table-cell>
          <table:table-cell table:style-name="ce1" office:value-type="currency" office:currency="USD" office:value="175">
            <text:p>$175.00</text:p>
          </table:table-cell>
          <table:table-cell table:style-name="ce3" office:value-type="string">
            <text:p>N/A</text:p>
          </table:table-cell>
          <table:table-cell table:number-columns-repeated="3"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1">
          <table:table-cell office:value-type="string">
            <text:p>iPhone 12</text:p>
          </table:table-cell>
          <table:table-cell table:style-name="ce1" office:value-type="currency" office:currency="USD" office:value="175">
            <text:p>$175.00</text:p>
          </table:table-cell>
          <table:table-cell table:style-name="ce3" office:value-type="string">
            <text:p>N/A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2"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1">
          <table:table-cell office:value-type="string">
            <text:p>iPhone 11 Pro Max</text:p>
          </table:table-cell>
          <table:table-cell table:style-name="ce1" office:value-type="currency" office:currency="USD" office:value="165">
            <text:p>$165.00</text:p>
          </table:table-cell>
          <table:table-cell table:style-name="ce3" office:value-type="currency" office:currency="USD" office:value="100">
            <text:p>$100.00</text:p>
          </table:table-cell>
          <table:table-cell table:style-name="ce3" office:value-type="currency" office:currency="USD" office:value="115">
            <text:p>$115.00</text:p>
          </table:table-cell>
          <table:table-cell table:style-name="ce3" office:value-type="currency" office:currency="USD" office:value="105">
            <text:p>$10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1">
          <table:table-cell office:value-type="string">
            <text:p>iPhone 11 Pro</text:p>
          </table:table-cell>
          <table:table-cell table:style-name="ce1" office:value-type="currency" office:currency="USD" office:value="155">
            <text:p>$155.00</text:p>
          </table:table-cell>
          <table:table-cell table:style-name="ce3" office:value-type="currency" office:currency="USD" office:value="100">
            <text:p>$100.00</text:p>
          </table:table-cell>
          <table:table-cell table:number-columns-repeated="2" table:style-name="ce3" office:value-type="currency" office:currency="USD" office:value="105">
            <text:p>$10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1">
          <table:table-cell office:value-type="string">
            <text:p>iPhone 11</text:p>
          </table:table-cell>
          <table:table-cell table:style-name="ce1" office:value-type="currency" office:currency="USD" office:value="145">
            <text:p>$145.00</text:p>
          </table:table-cell>
          <table:table-cell table:style-name="ce3" office:value-type="currency" office:currency="USD" office:value="100">
            <text:p>$100.00</text:p>
          </table:table-cell>
          <table:table-cell table:number-columns-repeated="4" table:style-name="ce3" office:value-type="currency" office:currency="USD" office:value="95">
            <text:p>$95.00</text:p>
          </table:table-cell>
        </table:table-row>
        <table:table-row table:style-name="ro1">
          <table:table-cell office:value-type="string">
            <text:p>iPhone XS Max</text:p>
          </table:table-cell>
          <table:table-cell table:style-name="ce1" office:value-type="currency" office:currency="USD" office:value="145">
            <text:p>$14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1">
          <table:table-cell office:value-type="string">
            <text:p>iPhone XS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1">
          <table:table-cell office:value-type="string">
            <text:p>iPhone XR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1">
          <table:table-cell office:value-type="string">
            <text:p>iPhone X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1">
          <table:table-cell office:value-type="string">
            <text:p>iPhone 8+</text:p>
          </table:table-cell>
          <table:table-cell table:style-name="ce1" office:value-type="currency" office:currency="USD" office:value="90">
            <text:p>$90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1">
          <table:table-cell office:value-type="string">
            <text:p>iPhone 8</text:p>
          </table:table-cell>
          <table:table-cell table:style-name="ce1" office:value-type="currency" office:currency="USD" office:value="85">
            <text:p>$85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1">
          <table:table-cell office:value-type="string">
            <text:p>iPhone 7+</text:p>
          </table:table-cell>
          <table:table-cell table:style-name="ce1" office:value-type="currency" office:currency="USD" office:value="90">
            <text:p>$90.00</text:p>
          </table:table-cell>
          <table:table-cell table:style-name="ce3" office:value-type="string">
            <text:p>N/A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1">
          <table:table-cell office:value-type="string">
            <text:p>iPhone 7</text:p>
          </table:table-cell>
          <table:table-cell table:style-name="ce1" office:value-type="currency" office:currency="USD" office:value="85">
            <text:p>$85.00</text:p>
          </table:table-cell>
          <table:table-cell table:style-name="ce3" office:value-type="string">
            <text:p>N/A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1">
          <table:table-cell office:value-type="string">
            <text:p>iPhone 6S+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string">
            <text:p>N/A</text:p>
          </table:table-cell>
          <table:table-cell table:number-columns-repeated="4" table:style-name="ce3" office:value-type="currency" office:currency="USD" office:value="65">
            <text:p>$65.00</text:p>
          </table:table-cell>
        </table:table-row>
        <table:table-row table:style-name="ro1">
          <table:table-cell office:value-type="string">
            <text:p>iPhone 6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string">
            <text:p>N/A</text:p>
          </table:table-cell>
          <table:table-cell table:number-columns-repeated="4" table:style-name="ce3" office:value-type="currency" office:currency="USD" office:value="65">
            <text:p>$65.00</text:p>
          </table:table-cell>
        </table:table-row>
        <table:table-row table:style-name="ro1">
          <table:table-cell office:value-type="string">
            <text:p>iPhone 6</text:p>
          </table:table-cell>
          <table:table-cell table:style-name="ce1" office:value-type="currency" office:currency="USD" office:value="70">
            <text:p>$70.00</text:p>
          </table:table-cell>
          <table:table-cell table:style-name="ce3" office:value-type="string">
            <text:p>N/A</text:p>
          </table:table-cell>
          <table:table-cell table:number-columns-repeated="4" table:style-name="ce3" office:value-type="currency" office:currency="USD" office:value="65">
            <text:p>$65.00</text:p>
          </table:table-cell>
        </table:table-row>
        <table:table-row table:style-name="ro1">
          <table:table-cell office:value-type="string">
            <text:p>IPhone 6+</text:p>
          </table:table-cell>
          <table:table-cell table:style-name="ce1" office:value-type="currency" office:currency="USD" office:value="70">
            <text:p>$70.00</text:p>
          </table:table-cell>
          <table:table-cell table:style-name="ce3" office:value-type="string">
            <text:p>N/A</text:p>
          </table:table-cell>
          <table:table-cell table:number-columns-repeated="4" table:style-name="ce3" office:value-type="currency" office:currency="USD" office:value="65">
            <text:p>$65.00</text:p>
          </table:table-cell>
        </table:table-row>
        <table:table-row table:style-name="ro1" table:number-rows-repeated="4">
          <table:table-cell/>
          <table:table-cell table:style-name="ce1"/>
          <table:table-cell table:style-name="ce3" table:number-columns-repeated="5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3">08/03/2022</text:date>, <text:time>16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2-08-03T16:20:08</dc:date>
    <dc:creator>Robert Dodson</dc:creator>
    <meta:editing-duration>PT8M27S</meta:editing-duration>
    <meta:editing-cycles>3</meta:editing-cycles>
    <meta:generator>OpenOffice/4.1.8$Unix OpenOffice.org_project/418m3$Build-9803</meta:generator>
    <meta:document-statistic meta:table-count="3" meta:cell-count="147" meta:object-count="0"/>
  </office:meta>
</office:document-meta>
</file>